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700000203386D8346.png" manifest:media-type="image/png"/>
  <manifest:file-entry manifest:full-path="Pictures/10000000000001FF0000026EEAF62A0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.023cm" style:auto-text-indent="false" fo:background-color="#0066cc">
        <style:tab-stops/>
        <style:background-image/>
      </style:paragraph-properties>
      <style:text-properties officeooo:rsid="0013495e" officeooo:paragraph-rsid="0013495e"/>
    </style:style>
    <style:style style:name="P9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1" style:family="paragraph" style:parent-style-name="Heading_20_8" style:master-page-name="Standard">
      <style:paragraph-properties fo:margin-left="0cm" fo:margin-right="0cm" fo:text-align="center" style:justify-single-word="false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d4b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officeooo:rsid="000e07a3"/>
    </style:style>
    <style:style style:name="T3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11" text:outline-level="8" text:is-list-header="true"><draw:frame draw:style-name="fr3" draw:name="Image1" text:anchor-type="paragraph" svg:x="-0.03cm" svg:y="0.058cm" svg:width="13.938cm" svg:height="16.963cm" draw:z-index="3"><draw:image xlink:href="Pictures/10000000000001FF0000026EEAF62A05.png" xlink:type="simple" xlink:show="embed" xlink:actuate="onLoad"/></draw:frame>Détail de tous les blocs disponibles <text:span text:style-name="T2">Scratch2</text:span></text:h>
      <text:p text:style-name="P8"><text:span text:style-name="T4">S</text:span><text:span text:style-name="T3">nap !</text:span></text:p>
      <text:p text:style-name="P7"><draw:frame draw:style-name="fr3" draw:name="Image2" text:anchor-type="paragraph" svg:x="-5.978cm" svg:y="10.104cm" svg:width="11.571cm" svg:height="12.651cm" draw:z-index="4"><draw:image xlink:href="Pictures/10000000000001D700000203386D83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4-mement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8</meta:editing-cycles>
    <meta:editing-duration>PT19H19M9S</meta:editing-duration>
    <dc:date>2014-12-12T20:03:34.524000000</dc:date>
    <meta:print-date>2014-09-25T01:30:13.813000000</meta:print-date>
    <dc:creator>Sébastien Canet</dc:creator>
    <meta:document-statistic meta:table-count="2" meta:image-count="4" meta:object-count="0" meta:page-count="1" meta:paragraph-count="10" meta:word-count="34" meta:character-count="190" meta:non-whitespace-character-count="165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